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est cont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Testdocument</dc:title>
    <meta:initial-creator>Torsten Henschel</meta:initial-creator>
    <meta:creation-date>2009-04-16T22:27:05</meta:creation-date>
    <dc:language>de-DE</dc:language>
    <meta:editing-cycles>2</meta:editing-cycles>
    <meta:editing-duration>PT00H00M11S</meta:editing-duration>
    <meta:keyword>JUnit</meta:keyword>
    <meta:document-statistic meta:table-count="0" meta:image-count="0" meta:object-count="0" meta:page-count="1" meta:paragraph-count="1" meta:word-count="4" meta:character-count="21"/>
    <dc:date>2009-04-16T22:27:07</dc:date>
    <dc:creator>Torsten Henschel</dc:creator>
    <meta:user-defined meta:name="Info 1"/>
    <meta:user-defined meta:name="Info 2"/>
    <meta:user-defined meta:name="Info 3"/>
    <meta:user-defined meta:name="Info 4"/>
  </office:meta>
</office:document-meta>
</file>